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1.383cm"/>
    </style:style>
    <style:style style:name="co19" style:family="table-column">
      <style:table-column-properties fo:break-before="auto" style:column-width="0.526cm"/>
    </style:style>
    <style:style style:name="co20" style:family="table-column">
      <style:table-column-properties fo:break-before="auto" style:column-width="1.506cm"/>
    </style:style>
    <style:style style:name="co21" style:family="table-column">
      <style:table-column-properties fo:break-before="auto" style:column-width="1.656cm"/>
    </style:style>
    <style:style style:name="co14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0.243cm"/>
    </style:style>
    <style:style style:name="co22" style:family="table-column">
      <style:table-column-properties fo:break-before="auto" style:column-width="1.348cm"/>
    </style:style>
    <style:style style:name="co23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0.91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857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211" style:family="table-cell" style:parent-style-name="Default">
      <style:text-properties fo:font-size="12pt" style:font-size-asian="12pt" style:font-size-complex="12pt"/>
    </style:style>
    <style:style style:name="ce212" style:family="table-cell" style:parent-style-name="Default" style:data-style-name="N36"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3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3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1" style:family="table-cell" style:parent-style-name="Default" style:data-style-name="N39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39">
      <style:table-cell-properties fo:border="none"/>
      <style:text-properties fo:font-size="8pt" style:font-size-asian="8pt" style:font-size-complex="8pt"/>
    </style:style>
    <style:style style:name="ce4" style:family="table-cell" style:parent-style-name="Default" style:data-style-name="N39">
      <style:text-properties fo:font-size="8pt" style:font-size-asian="8pt" style:font-size-complex="8pt"/>
    </style:style>
    <style:style style:name="ce7" style:family="table-cell" style:parent-style-name="Default" style:data-style-name="N39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8" style:family="table-cell" style:parent-style-name="Default" style:data-style-name="N39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 style:data-style-name="N39">
      <style:table-cell-properties fo:background-color="transparent" fo:border="none"/>
      <style:text-properties fo:font-size="8pt" style:font-size-asian="8pt" style:font-size-complex="8pt"/>
    </style:style>
    <style:style style:name="ce11" style:family="table-cell" style:parent-style-name="Default" style:data-style-name="N39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39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3" style:family="table-cell" style:parent-style-name="Default" style:data-style-name="N39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 style:data-style-name="N39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1" style:family="table-cell" style:parent-style-name="Default" style:data-style-name="N39"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9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 style:data-style-name="N39">
      <style:text-properties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 style:data-style-name="N39">
      <style:table-cell-properties fo:border-bottom="0.06pt solid #0000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 style:data-style-name="N3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2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 style:data-style-name="N114">
      <style:table-cell-properties fo:border-bottom="0.06pt solid #000000" fo:background-color="transparent" fo:border-left="0.06pt solid #000000" fo:border-right="none" fo:border-top="none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114">
      <style:text-properties fo:font-size="8pt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 style:data-style-name="N114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86" style:family="table-cell" style:parent-style-name="Default" style:data-style-name="N114">
      <style:table-cell-properties fo:border-bottom="0.06pt solid #000000" fo:background-color="transparent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 style:data-style-name="N114">
      <style:table-cell-properties fo:background-color="transparent"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92" style:family="table-cell" style:parent-style-name="Default" style:data-style-name="N114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6" style:family="table-cell" style:parent-style-name="Default" style:data-style-name="N114">
      <style:table-cell-properties fo:background-color="transparent" fo:border="none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6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7" style:family="table-cell" style:parent-style-name="Default" style:data-style-name="N111"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ackground-color="transparent" fo:border-left="0.99pt ridge #000000" fo:border-right="0.99pt ridge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 style:data-style-name="N0">
      <style:table-cell-properties fo:border-bottom="0.06pt solid #000000" style:text-align-source="fix" style:repeat-content="false" fo:background-color="transparent" fo:border-left="0.99pt ridge #000000" fo:border-right="0.99pt ridge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normal" style:font-size-asian="8pt" style:font-weight-asian="normal" style:font-size-complex="8pt" style:font-weight-complex="normal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05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223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6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67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="none"/>
      <style:text-properties fo:font-size="8pt" style:font-size-asian="8pt" style:font-size-complex="8pt"/>
    </style:style>
    <style:style style:name="ce269" style:family="table-cell" style:parent-style-name="Default">
      <style:text-properties fo:font-size="12pt" style:font-size-asian="12pt" style:font-size-complex="12pt"/>
    </style:style>
    <style:style style:name="ce270" style:family="table-cell" style:parent-style-name="Default" style:data-style-name="N36"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75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7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77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4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number-columns-repeated="2" table:default-cell-style-name="ce110"/>
        <table:table-column table:style-name="co27" table:default-cell-style-name="ce181"/>
        <table:table-column table:style-name="co28" table:default-cell-style-name="ce110"/>
        <table:table-column table:style-name="co29" table:default-cell-style-name="ce53"/>
        <table:table-column table:style-name="co14" table:number-columns-repeated="1008" table:default-cell-style-name="ce53"/>
        <table:table-row table:style-name="ro3">
          <table:table-cell table:style-name="ce1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1"/>
        </table:table-row>
        <table:table-row table:style-name="ro3">
          <table:table-cell table:style-name="ce3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08"/>
        </table:table-row>
        <table:table-row table:style-name="ro3">
          <table:table-cell table:style-name="ce3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08"/>
        </table:table-row>
        <table:table-row table:style-name="ro3">
          <table:table-cell table:style-name="ce3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08"/>
        </table:table-row>
        <table:table-row table:style-name="ro3">
          <table:table-cell table:style-name="ce3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table:number-columns-repeated="1008"/>
        </table:table-row>
        <table:table-row table:style-name="ro3">
          <table:table-cell office:value-type="date" office:date-value="2021-01-01" calcext:value-type="date">
            <text:p>1.Oca.21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1011"/>
        </table:table-row>
        <table:table-row table:style-name="ro3">
          <table:table-cell office:value-type="date" office:date-value="2021-02-01" calcext:value-type="date">
            <text:p>1.Şub.21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 table:number-columns-repeated="1009"/>
        </table:table-row>
        <table:table-row table:style-name="ro3">
          <table:table-cell office:value-type="date" office:date-value="2021-03-01" calcext:value-type="date">
            <text:p>1.Mar.21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 table:number-columns-repeated="1009"/>
        </table:table-row>
        <table:table-row table:style-name="ro3">
          <table:table-cell office:value-type="date" office:date-value="2021-04-01" calcext:value-type="date">
            <text:p>1.Nis.21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 table:number-columns-repeated="1009"/>
        </table:table-row>
        <table:table-row table:style-name="ro3">
          <table:table-cell office:value-type="date" office:date-value="2021-05-01" calcext:value-type="date">
            <text:p>1.May.21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 table:number-columns-repeated="1009"/>
        </table:table-row>
        <table:table-row table:style-name="ro3">
          <table:table-cell office:value-type="date" office:date-value="2021-06-01" calcext:value-type="date">
            <text:p>1.Haz.21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 table:number-columns-repeated="1009"/>
        </table:table-row>
        <table:table-row table:style-name="ro3">
          <table:table-cell office:value-type="date" office:date-value="2021-07-01" calcext:value-type="date">
            <text:p>1.Tem.21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 table:number-columns-repeated="1009"/>
        </table:table-row>
        <table:table-row table:style-name="ro3">
          <table:table-cell office:value-type="date" office:date-value="2021-08-01" calcext:value-type="date">
            <text:p>1.Ağu.21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 table:number-columns-repeated="1009"/>
        </table:table-row>
        <table:table-row table:style-name="ro3">
          <table:table-cell office:value-type="date" office:date-value="2021-09-01" calcext:value-type="date">
            <text:p>1.Eyl.21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 table:number-columns-repeated="1009"/>
        </table:table-row>
        <table:table-row table:style-name="ro3">
          <table:table-cell office:value-type="date" office:date-value="2021-10-01" calcext:value-type="date">
            <text:p>1.Eki.21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 table:number-columns-repeated="1009"/>
        </table:table-row>
        <table:table-row table:style-name="ro3">
          <table:table-cell office:value-type="date" office:date-value="2021-11-01" calcext:value-type="date">
            <text:p>1.Kas.21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 table:number-columns-repeated="1009"/>
        </table:table-row>
        <table:table-row table:style-name="ro3">
          <table:table-cell table:style-name="ce7" office:value-type="date" office:date-value="2021-12-01" calcext:value-type="date">
            <text:p>1.Ara.21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table:number-columns-repeated="1008"/>
        </table:table-row>
        <table:table-row table:style-name="ro3">
          <table:table-cell table:style-name="ce8" office:value-type="date" office:date-value="2021-12-04" calcext:value-type="date">
            <text:p>4.Ara.21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09"/>
        </table:table-row>
        <table:table-row table:style-name="ro3">
          <table:table-cell table:style-name="ce9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09"/>
        </table:table-row>
        <table:table-row table:style-name="ro3">
          <table:table-cell table:style-name="ce12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number-columns-repeated="1008"/>
        </table:table-row>
        <table:table-row table:style-name="ro3">
          <table:table-cell table:style-name="ce8" office:value-type="date" office:date-value="2021-12-07" calcext:value-type="date">
            <text:p>7.Ara.21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 table:number-columns-repeated="1009"/>
        </table:table-row>
        <table:table-row table:style-name="ro3">
          <table:table-cell table:style-name="ce12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number-columns-repeated="1008"/>
        </table:table-row>
        <table:table-row table:style-name="ro3">
          <table:table-cell table:style-name="ce8" office:value-type="date" office:date-value="2021-12-08" calcext:value-type="date">
            <text:p>8.Ara.21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 table:number-columns-repeated="1009"/>
        </table:table-row>
        <table:table-row table:style-name="ro3">
          <table:table-cell table:style-name="ce12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number-columns-repeated="1008"/>
        </table:table-row>
        <table:table-row table:style-name="ro3">
          <table:table-cell table:style-name="ce8" office:value-type="date" office:date-value="2021-12-09" calcext:value-type="date">
            <text:p>9.Ara.21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 table:number-columns-repeated="1009"/>
        </table:table-row>
        <table:table-row table:style-name="ro3">
          <table:table-cell table:style-name="ce9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 table:number-columns-repeated="1009"/>
        </table:table-row>
        <table:table-row table:style-name="ro3">
          <table:table-cell table:style-name="ce9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 table:number-columns-repeated="1009"/>
        </table:table-row>
        <table:table-row table:style-name="ro3">
          <table:table-cell table:style-name="ce9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number-columns-repeated="1008"/>
        </table:table-row>
        <table:table-row table:style-name="ro3">
          <table:table-cell table:style-name="ce13" office:value-type="date" office:date-value="2021-12-10" calcext:value-type="date">
            <text:p>10.Ara.21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number-columns-repeated="1008"/>
        </table:table-row>
        <table:table-row table:style-name="ro3">
          <table:table-cell table:style-name="ce3" office:value-type="date" office:date-value="2021-12-11" calcext:value-type="date">
            <text:p>11.Ara.21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number-columns-repeated="1008"/>
        </table:table-row>
        <table:table-row table:style-name="ro3">
          <table:table-cell table:style-name="ce3" office:value-type="date" office:date-value="2021-12-13" calcext:value-type="date">
            <text:p>13.Ara.21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number-columns-repeated="1008"/>
        </table:table-row>
        <table:table-row table:style-name="ro3">
          <table:table-cell office:value-type="date" office:date-value="2021-12-14" calcext:value-type="date">
            <text:p>14.Ara.21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number-columns-repeated="1008"/>
        </table:table-row>
        <table:table-row table:style-name="ro3">
          <table:table-cell office:value-type="date" office:date-value="2021-12-15" calcext:value-type="date">
            <text:p>15.Ara.21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number-columns-repeated="1008"/>
        </table:table-row>
        <table:table-row table:style-name="ro3">
          <table:table-cell office:value-type="date" office:date-value="2021-12-16" calcext:value-type="date">
            <text:p>16.Ara.21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number-columns-repeated="1008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number-columns-repeated="1008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number-columns-repeated="1008"/>
        </table:table-row>
        <table:table-row table:style-name="ro3">
          <table:table-cell office:value-type="date" office:date-value="2021-12-17" calcext:value-type="date">
            <text:p>17.Ara.21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3.920000000005" calcext:value-type="float">
            <text:p>553,920</text:p>
          </table:table-cell>
          <table:table-cell table:style-name="ce108" table:formula="of:=([.C65]-[.$C$17])*[.$H$5]" office:value-type="float" office:value="77.8799999999993" calcext:value-type="float">
            <text:p>77,88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4,06" calcext:value-type="string">
            <text:p>14,06</text:p>
          </table:table-cell>
          <table:table-cell table:style-name="ce129" table:formula="of:=IF([.H65]/[.F65]*100&gt;15;TEXT([.H65]/[.F65]*100;&quot;##,## CZ&quot;);TEXT([.H65]/[.F65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5]/[.F65]*100)" office:value-type="float" office:value="0.438757534141573" calcext:value-type="float">
            <text:p>0,44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60.280000000005" calcext:value-type="float">
            <text:p>560,280</text:p>
          </table:table-cell>
          <table:table-cell table:style-name="ce108" table:formula="of:=([.C66]-[.$C$17])*[.$H$5]" office:value-type="float" office:value="78.7199999999999" calcext:value-type="float">
            <text:p>78,72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5" calcext:value-type="string">
            <text:p>14,05</text:p>
          </table:table-cell>
          <table:table-cell table:style-name="ce129" table:formula="of:=IF([.H66]/[.F66]*100&gt;15;TEXT([.H66]/[.F66]*100;&quot;##,## CZ&quot;);TEXT([.H66]/[.F66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6]/[.F66]*100)" office:value-type="float" office:value="0.357069546434978" calcext:value-type="float">
            <text:p>0,36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7]-[.$B$17])*[.$H$5]" office:value-type="float" office:value="566.700000000003" calcext:value-type="float">
            <text:p>566,700</text:p>
          </table:table-cell>
          <table:table-cell table:style-name="ce85" table:formula="of:=([.C67]-[.$C$17])*[.$H$5]" office:value-type="float" office:value="81.4799999999994" calcext:value-type="float">
            <text:p>81,480</text:p>
          </table:table-cell>
          <table:table-cell table:style-name="ce85" table:formula="of:=([.D67]-[.$D$17])*[.$H$5]" office:value-type="float" office:value="174.24" calcext:value-type="float">
            <text:p>174,240</text:p>
          </table:table-cell>
          <table:table-cell table:style-name="ce98" table:formula="of:=TEXT([.H67]-[.H63];&quot;#,##k&quot;)" office:value-type="string" office:string-value=",12k" calcext:value-type="string">
            <text:p>,12k</text:p>
          </table:table-cell>
          <table:table-cell table:style-name="ce101" table:formula="of:=IF([.G67]/[.F67]*100&gt;20;TEXT([.G67]/[.F67]*100;&quot;##,## CZ&quot;);TEXT([.G67]/[.F67]*100;&quot;##,##&quot;))" office:value-type="string" office:string-value="14,38" calcext:value-type="string">
            <text:p>14,38</text:p>
          </table:table-cell>
          <table:table-cell table:style-name="ce129" table:formula="of:=IF([.H67]/[.F67]*100&gt;15;TEXT([.H67]/[.F67]*100;&quot;##,## CZ&quot;);TEXT([.H67]/[.F67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5]/[.F65]*100)-([.H67]/[.F67]*100)" office:value-type="float" office:value="0.709379211764052" calcext:value-type="float">
            <text:p>0,71</text:p>
          </table:table-cell>
          <table:table-cell table:style-name="ce198" table:formula="of:=SUM([.M63:.M67])" office:value-type="float" office:value="3.03330682360243" calcext:value-type="float">
            <text:p>3,03</text:p>
          </table:table-cell>
          <table:table-cell table:number-columns-repeated="1008"/>
        </table:table-row>
        <table:table-row table:style-name="ro3">
          <table:table-cell office:value-type="date" office:date-value="2021-12-18" calcext:value-type="date">
            <text:p>18.Ara.21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8]-[.$B$17])*[.$H$5]" office:value-type="float" office:value="575.400000000002" calcext:value-type="float">
            <text:p>575,400</text:p>
          </table:table-cell>
          <table:table-cell table:style-name="ce108" table:formula="of:=([.C68]-[.$C$17])*[.$H$5]" office:value-type="float" office:value="85.7399999999993" calcext:value-type="float">
            <text:p>85,740</text:p>
          </table:table-cell>
          <table:table-cell table:style-name="ce108" table:formula="of:=([.D68]-[.$D$17])*[.$H$5]" office:value-type="float" office:value="174.24" calcext:value-type="float">
            <text:p>174,240</text:p>
          </table:table-cell>
          <table:table-cell table:style-name="ce93" table:formula="of:=TEXT([.H68]-[.H67];&quot;#,##k&quot;)" office:value-type="string" office:string-value="k" calcext:value-type="string">
            <text:p>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9" calcext:value-type="string">
            <text:p>14,9</text:p>
          </table:table-cell>
          <table:table-cell table:style-name="ce129" table:formula="of:=IF([.H68]/[.F68]*100&gt;15;TEXT([.H68]/[.F68]*100;&quot;##,## CZ&quot;);TEXT([.H68]/[.F68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7]/[.F67]*100)-([.H68]/[.F68]*100)" office:value-type="float" office:value="0.464883406539425" calcext:value-type="float">
            <text:p>0,46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85.479999999996" calcext:value-type="float">
            <text:p>585,480</text:p>
          </table:table-cell>
          <table:table-cell table:style-name="ce108" table:formula="of:=([.C69]-[.$C$17])*[.$H$5]" office:value-type="float" office:value="87.1799999999993" calcext:value-type="float">
            <text:p>87,18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9]/[.F69]*100&gt;20;TEXT([.G69]/[.F69]*100;&quot;##,## CZ&quot;);TEXT([.G69]/[.F69]*100;&quot;##,##&quot;))" office:value-type="string" office:string-value="14,89" calcext:value-type="string">
            <text:p>14,89</text:p>
          </table:table-cell>
          <table:table-cell table:style-name="ce129" table:formula="of:=IF([.H69]/[.F69]*100&gt;15;TEXT([.H69]/[.F69]*100;&quot;##,## CZ&quot;);TEXT([.H69]/[.F69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68]/[.F68]*100)-([.H69]/[.F69]*100)" office:value-type="float" office:value="0.52134651261219" calcext:value-type="float">
            <text:p>0,52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0]-[.$B$17])*[.$H$5]" office:value-type="float" office:value="594.719999999995" calcext:value-type="float">
            <text:p>594,720</text:p>
          </table:table-cell>
          <table:table-cell table:style-name="ce85" table:formula="of:=([.C70]-[.$C$17])*[.$H$5]" office:value-type="float" office:value="89.1" calcext:value-type="float">
            <text:p>89,100</text:p>
          </table:table-cell>
          <table:table-cell table:style-name="ce85" table:formula="of:=([.D70]-[.$D$17])*[.$H$5]" office:value-type="float" office:value="174.24" calcext:value-type="float">
            <text:p>174,240</text:p>
          </table:table-cell>
          <table:table-cell table:style-name="ce98" table:formula="of:=TEXT([.H70]-[.H68];&quot;#,##k&quot;)" office:value-type="string" office:string-value="k" calcext:value-type="string">
            <text:p>k</text:p>
          </table:table-cell>
          <table:table-cell table:style-name="ce101" table:formula="of:=IF([.G70]/[.F70]*100&gt;20;TEXT([.G70]/[.F70]*100;&quot;##,## CZ&quot;);TEXT([.G70]/[.F70]*100;&quot;##,##&quot;))" office:value-type="string" office:string-value="14,98" calcext:value-type="string">
            <text:p>14,98</text:p>
          </table:table-cell>
          <table:table-cell table:style-name="ce129" table:formula="of:=IF([.H70]/[.F70]*100&gt;15;TEXT([.H70]/[.F70]*100;&quot;##,## CZ&quot;);TEXT([.H70]/[.F70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69]/[.F69]*100)-([.H70]/[.F70]*100)" office:value-type="float" office:value="0.462375938386927" calcext:value-type="float">
            <text:p>0,46</text:p>
          </table:table-cell>
          <table:table-cell table:style-name="ce198" table:formula="of:=SUM([.M68:.M70])" office:value-type="float" office:value="1.44860585753854" calcext:value-type="float">
            <text:p>1,45</text:p>
          </table:table-cell>
          <table:table-cell table:number-columns-repeated="1008"/>
        </table:table-row>
        <table:table-row table:style-name="ro3">
          <table:table-cell table:style-name="ce14" office:value-type="date" office:date-value="2021-12-19" calcext:value-type="date">
            <text:p>19.Ara.21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1]-[.$B$17])*[.$H$5]" office:value-type="float" office:value="599.520000000005" calcext:value-type="float">
            <text:p>599,520</text:p>
          </table:table-cell>
          <table:table-cell table:style-name="ce85" table:formula="of:=([.C71]-[.$C$17])*[.$H$5]" office:value-type="float" office:value="92.6399999999998" calcext:value-type="float">
            <text:p>92,640</text:p>
          </table:table-cell>
          <table:table-cell table:style-name="ce85" table:formula="of:=([.D71]-[.$D$17])*[.$H$5]" office:value-type="float" office:value="174.24" calcext:value-type="float">
            <text:p>174,240</text:p>
          </table:table-cell>
          <table:table-cell table:style-name="ce93" table:formula="of:=TEXT([.H71]-[.H70];&quot;#,##k&quot;)" office:value-type="string" office:string-value="k" calcext:value-type="string">
            <text:p>k</text:p>
          </table:table-cell>
          <table:table-cell table:style-name="ce101" table:formula="of:=IF([.G71]/[.F71]*100&gt;20;TEXT([.G71]/[.F71]*100;&quot;##,## CZ&quot;);TEXT([.G71]/[.F71]*100;&quot;##,##&quot;))" office:value-type="string" office:string-value="15,45" calcext:value-type="string">
            <text:p>15,45</text:p>
          </table:table-cell>
          <table:table-cell table:style-name="ce129" table:formula="of:=IF([.H71]/[.F71]*100&gt;15;TEXT([.H71]/[.F71]*100;&quot;##,## CZ&quot;);TEXT([.H71]/[.F71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0]/[.F70]*100)-([.H71]/[.F71]*100)" office:value-type="float" office:value="0.234570222764621" calcext:value-type="float">
            <text:p>0,23</text:p>
          </table:table-cell>
          <table:table-cell table:style-name="ce198" table:formula="of:=[.M71]" office:value-type="float" office:value="0.234570222764621" calcext:value-type="float">
            <text:p>0,23</text:p>
          </table:table-cell>
          <table:table-cell table:number-columns-repeated="1008"/>
        </table:table-row>
        <table:table-row table:style-name="ro3">
          <table:table-cell office:value-type="date" office:date-value="2021-12-20" calcext:value-type="date">
            <text:p>20.Ara.21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2]-[.$B$17])*[.$H$5]" office:value-type="float" office:value="602.639999999999" calcext:value-type="float">
            <text:p>602,640</text:p>
          </table:table-cell>
          <table:table-cell table:style-name="ce108" table:formula="of:=([.C72]-[.$C$17])*[.$H$5]" office:value-type="float" office:value="93.4199999999993" calcext:value-type="float">
            <text:p>93,420</text:p>
          </table:table-cell>
          <table:table-cell table:style-name="ce108" table:formula="of:=([.D72]-[.$D$17])*[.$H$5]" office:value-type="float" office:value="174.24" calcext:value-type="float">
            <text:p>174,240</text:p>
          </table:table-cell>
          <table:table-cell table:style-name="ce93" table:formula="of:=TEXT([.H72]-[.H71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5,5" calcext:value-type="string">
            <text:p>15,5</text:p>
          </table:table-cell>
          <table:table-cell table:style-name="ce129" table:formula="of:=IF([.H72]/[.F72]*100&gt;15;TEXT([.H72]/[.F72]*100;&quot;##,## CZ&quot;);TEXT([.H72]/[.F72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1]/[.F71]*100)-([.H72]/[.F72]*100)" office:value-type="float" office:value="0.150466848986685" calcext:value-type="float">
            <text:p>0,15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3]-[.$B$17])*[.$H$5]" office:value-type="float" office:value="619.140000000004" calcext:value-type="float">
            <text:p>619,140</text:p>
          </table:table-cell>
          <table:table-cell table:style-name="ce108" table:formula="of:=([.C73]-[.$C$17])*[.$H$5]" office:value-type="float" office:value="97.68" calcext:value-type="float">
            <text:p>97,68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# CZ&quot;);TEXT([.G73]/[.F73]*100;&quot;##,##&quot;))" office:value-type="string" office:string-value="15,78" calcext:value-type="string">
            <text:p>15,78</text:p>
          </table:table-cell>
          <table:table-cell table:style-name="ce129" table:formula="of:=IF([.H73]/[.F73]*100&gt;15;TEXT([.H73]/[.F73]*100;&quot;##,## CZ&quot;);TEXT([.H73]/[.F73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2]/[.F72]*100)-([.H73]/[.F73]*100)" office:value-type="float" office:value="0.770521904415478" calcext:value-type="float">
            <text:p>0,77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4]-[.$B$17])*[.$H$5]" office:value-type="float" office:value="633.959999999995" calcext:value-type="float">
            <text:p>633,960</text:p>
          </table:table-cell>
          <table:table-cell table:style-name="ce85" table:formula="of:=([.C74]-[.$C$17])*[.$H$5]" office:value-type="float" office:value="109.679999999999" calcext:value-type="float">
            <text:p>109,680</text:p>
          </table:table-cell>
          <table:table-cell table:style-name="ce85" table:formula="of:=([.D74]-[.$D$17])*[.$H$5]" office:value-type="float" office:value="174.24" calcext:value-type="float">
            <text:p>174,240</text:p>
          </table:table-cell>
          <table:table-cell table:style-name="ce98" table:formula="of:=TEXT([.H74]-[.H71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7,3" calcext:value-type="string">
            <text:p>17,3</text:p>
          </table:table-cell>
          <table:table-cell table:style-name="ce129" table:formula="of:=IF([.H74]/[.F74]*100&gt;15;TEXT([.H74]/[.F74]*100;&quot;##,## CZ&quot;);TEXT([.H74]/[.F74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3]/[.F73]*100)-([.H74]/[.F74]*100)" office:value-type="float" office:value="0.657877974278239" calcext:value-type="float">
            <text:p>0,66</text:p>
          </table:table-cell>
          <table:table-cell table:style-name="ce198" table:formula="of:=SUM([.M72:.M74])" office:value-type="float" office:value="1.5788667276804" calcext:value-type="float">
            <text:p>1,58</text:p>
          </table:table-cell>
          <table:table-cell table:number-columns-repeated="1008"/>
        </table:table-row>
        <table:table-row table:style-name="ro3">
          <table:table-cell office:value-type="date" office:date-value="2021-12-21" calcext:value-type="date">
            <text:p>21.Ara.21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39.240000000007" calcext:value-type="float">
            <text:p>639,240</text:p>
          </table:table-cell>
          <table:table-cell table:style-name="ce108" table:formula="of:=([.C75]-[.$C$17])*[.$H$5]" office:value-type="float" office:value="113.4" calcext:value-type="float">
            <text:p>113,4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93" table:formula="of:=TEXT([.H75]-[.H74];&quot;#,##k&quot;)" office:value-type="string" office:string-value="k" calcext:value-type="string">
            <text:p>k</text:p>
          </table:table-cell>
          <table:table-cell table:style-name="ce101" table:formula="of:=IF([.G75]/[.F75]*100&gt;20;TEXT([.G75]/[.F75]*100;&quot;##,## CZ&quot;);TEXT([.G75]/[.F75]*100;&quot;##,##&quot;))" office:value-type="string" office:string-value="17,74" calcext:value-type="string">
            <text:p>17,74</text:p>
          </table:table-cell>
          <table:table-cell table:style-name="ce129" table:formula="of:=IF([.H75]/[.F75]*100&gt;15;TEXT([.H75]/[.F75]*100;&quot;##,## CZ&quot;);TEXT([.H75]/[.F75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4]/[.F74]*100)-([.H75]/[.F75]*100)" office:value-type="float" office:value="0.227015748152027" calcext:value-type="float">
            <text:p>0,23</text:p>
          </table:table-cell>
          <table:table-cell table:style-name="ce188"/>
          <table:table-cell table:number-columns-repeated="1008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6]-[.$B$17])*[.$H$5]" office:value-type="float" office:value="649.32" calcext:value-type="float">
            <text:p>649,320</text:p>
          </table:table-cell>
          <table:table-cell table:style-name="ce108" table:formula="of:=([.C76]-[.$C$17])*[.$H$5]" office:value-type="float" office:value="113.639999999999" calcext:value-type="float">
            <text:p>113,640</text:p>
          </table:table-cell>
          <table:table-cell table:style-name="ce108" table:formula="of:=([.D76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7,5" calcext:value-type="string">
            <text:p>17,5</text:p>
          </table:table-cell>
          <table:table-cell table:style-name="ce129" table:formula="of:=IF([.H76]/[.F76]*100&gt;15;TEXT([.H76]/[.F76]*100;&quot;##,## CZ&quot;);TEXT([.H76]/[.F76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5]/[.F75]*100)-([.H76]/[.F76]*100)" office:value-type="float" office:value="0.413901113004819" calcext:value-type="float">
            <text:p>0,41</text:p>
          </table:table-cell>
          <table:table-cell table:style-name="Default"/>
          <table:table-cell table:number-columns-repeated="1008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7]-[.$B$17])*[.$H$5]" office:value-type="float" office:value="655.08" calcext:value-type="float">
            <text:p>655,080</text:p>
          </table:table-cell>
          <table:table-cell table:style-name="ce108" table:formula="of:=([.C77]-[.$C$17])*[.$H$5]" office:value-type="float" office:value="113.999999999999" calcext:value-type="float">
            <text:p>114,000</text:p>
          </table:table-cell>
          <table:table-cell table:style-name="ce108" table:formula="of:=([.D77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7]/[.F77]*100&gt;20;TEXT([.G77]/[.F77]*100;&quot;##,## CZ&quot;);TEXT([.G77]/[.F77]*100;&quot;##,##&quot;))" office:value-type="string" office:string-value="17,4" calcext:value-type="string">
            <text:p>17,4</text:p>
          </table:table-cell>
          <table:table-cell table:style-name="ce129" table:formula="of:=IF([.H77]/[.F77]*100&gt;15;TEXT([.H77]/[.F77]*100;&quot;##,## CZ&quot;);TEXT([.H77]/[.F77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6]/[.F76]*100)-([.H77]/[.F77]*100)" office:value-type="float" office:value="0.236029752071609" calcext:value-type="float">
            <text:p>0,24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78]-[.$B$17])*[.$H$5]" office:value-type="float" office:value="661.920000000002" calcext:value-type="float">
            <text:p>661,920</text:p>
          </table:table-cell>
          <table:table-cell table:style-name="ce85" table:formula="of:=([.C78]-[.$C$17])*[.$H$5]" office:value-type="float" office:value="114.06" calcext:value-type="float">
            <text:p>114,060</text:p>
          </table:table-cell>
          <table:table-cell table:style-name="ce85" table:formula="of:=([.D78]-[.$D$17])*[.$H$5]" office:value-type="float" office:value="174.72" calcext:value-type="float">
            <text:p>174,720</text:p>
          </table:table-cell>
          <table:table-cell table:style-name="ce98" table:formula="of:=TEXT([.H78]-[.H74];&quot;#,##k&quot;)" office:value-type="string" office:string-value=",48k" calcext:value-type="string">
            <text:p>,48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23" calcext:value-type="string">
            <text:p>17,23</text:p>
          </table:table-cell>
          <table:table-cell table:style-name="ce151" table:formula="of:=IF([.H78]/[.F78]*100&gt;15;TEXT([.H78]/[.F78]*100;&quot;##,## CZ&quot;);TEXT([.H78]/[.F78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7]/[.F77]*100)-([.H78]/[.F78]*100)" office:value-type="float" office:value="0.211498173277029" calcext:value-type="float">
            <text:p>0,21</text:p>
          </table:table-cell>
          <table:table-cell table:style-name="ce198" table:formula="of:=SUM([.M75:.M78])" office:value-type="float" office:value="1.08844478650548" calcext:value-type="float">
            <text:p>1,09</text:p>
          </table:table-cell>
          <table:table-cell table:number-columns-repeated="1008"/>
        </table:table-row>
        <table:table-row table:style-name="ro3">
          <table:table-cell office:value-type="date" office:date-value="2021-12-22" calcext:value-type="date">
            <text:p>22.Ara.21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79]-[.$B$17])*[.$H$5]" office:value-type="float" office:value="668.280000000002" calcext:value-type="float">
            <text:p>668,280</text:p>
          </table:table-cell>
          <table:table-cell table:style-name="ce108" table:formula="of:=([.C79]-[.$C$17])*[.$H$5]" office:value-type="float" office:value="115.08" calcext:value-type="float">
            <text:p>115,080</text:p>
          </table:table-cell>
          <table:table-cell table:style-name="ce108" table:formula="of:=([.D79]-[.$D$17])*[.$H$5]" office:value-type="float" office:value="174.84" calcext:value-type="float">
            <text:p>174,840</text:p>
          </table:table-cell>
          <table:table-cell table:style-name="ce93" table:formula="of:=TEXT([.H79]-[.H78];&quot;#,##k&quot;)" office:value-type="string" office:string-value=",12k" calcext:value-type="string">
            <text:p>,12k</text:p>
          </table:table-cell>
          <table:table-cell table:style-name="ce101" table:formula="of:=IF([.G79]/[.F79]*100&gt;20;TEXT([.G79]/[.F79]*100;&quot;##,## CZ&quot;);TEXT([.G79]/[.F79]*100;&quot;##,##&quot;))" office:value-type="string" office:string-value="17,22" calcext:value-type="string">
            <text:p>17,22</text:p>
          </table:table-cell>
          <table:table-cell table:style-name="ce129" table:formula="of:=IF([.H79]/[.F79]*100&gt;15;TEXT([.H79]/[.F79]*100;&quot;##,## CZ&quot;);TEXT([.H79]/[.F79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8]/[.F78]*100)-([.H79]/[.F79]*100)" office:value-type="float" office:value="0.233252787138337" calcext:value-type="float">
            <text:p>0,23</text:p>
          </table:table-cell>
          <table:table-cell table:style-name="Default"/>
          <table:table-cell table:number-columns-repeated="1008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0]-[.$B$17])*[.$H$5]" office:value-type="float" office:value="688.920000000005" calcext:value-type="float">
            <text:p>688,920</text:p>
          </table:table-cell>
          <table:table-cell table:style-name="ce108" table:formula="of:=([.C80]-[.$C$17])*[.$H$5]" office:value-type="float" office:value="116.7" calcext:value-type="float">
            <text:p>116,700</text:p>
          </table:table-cell>
          <table:table-cell table:style-name="ce108" table:formula="of:=([.D80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6,94" calcext:value-type="string">
            <text:p>16,94</text:p>
          </table:table-cell>
          <table:table-cell table:style-name="ce129" table:formula="of:=IF([.H80]/[.F80]*100&gt;15;TEXT([.H80]/[.F80]*100;&quot;##,## CZ&quot;);TEXT([.H80]/[.F80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9]/[.F79]*100)-([.H80]/[.F80]*100)" office:value-type="float" office:value="0.705448884071664" calcext:value-type="float">
            <text:p>0,71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1]-[.$B$17])*[.$H$5]" office:value-type="float" office:value="695.940000000003" calcext:value-type="float">
            <text:p>695,940</text:p>
          </table:table-cell>
          <table:table-cell table:style-name="ce108" table:formula="of:=([.C81]-[.$C$17])*[.$H$5]" office:value-type="float" office:value="116.819999999999" calcext:value-type="float">
            <text:p>116,820</text:p>
          </table:table-cell>
          <table:table-cell table:style-name="ce108" table:formula="of:=([.D81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6,79" calcext:value-type="string">
            <text:p>16,79</text:p>
          </table:table-cell>
          <table:table-cell table:style-name="ce129" table:formula="of:=IF([.H81]/[.F81]*100&gt;15;TEXT([.H81]/[.F81]*100;&quot;##,## CZ&quot;);TEXT([.H81]/[.F81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0]/[.F80]*100)-([.H81]/[.F81]*100)" office:value-type="float" office:value="0.2481676676924" calcext:value-type="float">
            <text:p>0,25</text:p>
          </table:table-cell>
          <table:table-cell table:style-name="Default"/>
          <table:table-cell table:number-columns-repeated="1008"/>
        </table:table-row>
        <table:table-row table:style-name="ro3">
          <table:table-cell table:style-name="ce14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2]-[.$B$17])*[.$H$5]" office:value-type="float" office:value="699.420000000002" calcext:value-type="float">
            <text:p>699,420</text:p>
          </table:table-cell>
          <table:table-cell table:style-name="ce85" table:formula="of:=([.C82]-[.$C$17])*[.$H$5]" office:value-type="float" office:value="117.6" calcext:value-type="float">
            <text:p>117,600</text:p>
          </table:table-cell>
          <table:table-cell table:style-name="ce85" table:formula="of:=([.D82]-[.$D$17])*[.$H$5]" office:value-type="float" office:value="175.74" calcext:value-type="float">
            <text:p>175,740</text:p>
          </table:table-cell>
          <table:table-cell table:style-name="ce98" table:formula="of:=TEXT([.H82]-[.H78];&quot;#,##k&quot;)" office:value-type="string" office:string-value="1,02k" calcext:value-type="string">
            <text:p>1,02k</text:p>
          </table:table-cell>
          <table:table-cell table:style-name="ce135" table:formula="of:=IF([.G82]/[.F82]*100&gt;20;TEXT([.G82]/[.F82]*100;&quot;##,## CZ&quot;);TEXT([.G82]/[.F82]*100;&quot;##,##&quot;))" office:value-type="string" office:string-value="16,81" calcext:value-type="string">
            <text:p>16,81</text:p>
          </table:table-cell>
          <table:table-cell table:style-name="ce151" table:formula="of:=IF([.H82]/[.F82]*100&gt;15;TEXT([.H82]/[.F82]*100;&quot;##,## CZ&quot;);TEXT([.H82]/[.F82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0825363339923015" calcext:value-type="float">
            <text:p>0,08</text:p>
          </table:table-cell>
          <table:table-cell table:style-name="ce198" table:formula="of:=SUM([.M79:.M82])" office:value-type="float" office:value="1.2694056728947" calcext:value-type="float">
            <text:p>1,27</text:p>
          </table:table-cell>
          <table:table-cell table:number-columns-repeated="1008"/>
        </table:table-row>
        <table:table-row table:style-name="ro3">
          <table:table-cell office:value-type="date" office:date-value="2021-12-23" calcext:value-type="date">
            <text:p>23.Ara.21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3]-[.$B$17])*[.$H$5]" office:value-type="float" office:value="705.3" calcext:value-type="float">
            <text:p>705,300</text:p>
          </table:table-cell>
          <table:table-cell table:style-name="ce108" table:formula="of:=([.C83]-[.$C$17])*[.$H$5]" office:value-type="float" office:value="119.519999999999" calcext:value-type="float">
            <text:p>119,520</text:p>
          </table:table-cell>
          <table:table-cell table:style-name="ce108" table:formula="of:=([.D83]-[.$D$17])*[.$H$5]" office:value-type="float" office:value="175.74" calcext:value-type="float">
            <text:p>175,740</text:p>
          </table:table-cell>
          <table:table-cell table:style-name="ce93" table:formula="of:=TEXT([.H83]-[.H82];&quot;#,##k&quot;)" office:value-type="string" office:string-value="k" calcext:value-type="string">
            <text:p>k</text:p>
          </table:table-cell>
          <table:table-cell table:style-name="ce101" table:formula="of:=IF([.G83]/[.F83]*100&gt;20;TEXT([.G83]/[.F83]*100;&quot;##,## CZ&quot;);TEXT([.G83]/[.F83]*100;&quot;##,##&quot;))" office:value-type="string" office:string-value="16,95" calcext:value-type="string">
            <text:p>16,95</text:p>
          </table:table-cell>
          <table:table-cell table:style-name="ce129" table:formula="of:=IF([.H83]/[.F83]*100&gt;15;TEXT([.H83]/[.F83]*100;&quot;##,## CZ&quot;);TEXT([.H83]/[.F83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09476841727955" calcext:value-type="float">
            <text:p>0,21</text:p>
          </table:table-cell>
          <table:table-cell table:style-name="Default"/>
          <table:table-cell table:number-columns-repeated="1008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4]-[.$B$17])*[.$H$5]" office:value-type="float" office:value="721.380000000002" calcext:value-type="float">
            <text:p>721,380</text:p>
          </table:table-cell>
          <table:table-cell table:style-name="ce108" table:formula="of:=([.C84]-[.$C$17])*[.$H$5]" office:value-type="float" office:value="119.82" calcext:value-type="float">
            <text:p>119,820</text:p>
          </table:table-cell>
          <table:table-cell table:style-name="ce108" table:formula="of:=([.D84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61" calcext:value-type="string">
            <text:p>16,61</text:p>
          </table:table-cell>
          <table:table-cell table:style-name="ce129" table:formula="of:=IF([.H84]/[.F84]*100&gt;15;TEXT([.H84]/[.F84]*100;&quot;##,## CZ&quot;);TEXT([.H84]/[.F84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3]/[.F83]*100)-([.H84]/[.F84]*100)" office:value-type="float" office:value="0.538781598703192" calcext:value-type="float">
            <text:p>0,54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5]-[.$B$17])*[.$H$5]" office:value-type="float" office:value="730.500000000004" calcext:value-type="float">
            <text:p>730,500</text:p>
          </table:table-cell>
          <table:table-cell table:style-name="ce85" table:formula="of:=([.C85]-[.$C$17])*[.$H$5]" office:value-type="float" office:value="119.94" calcext:value-type="float">
            <text:p>119,940</text:p>
          </table:table-cell>
          <table:table-cell table:style-name="ce85" table:formula="of:=([.D85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5]/[.F85]*100&gt;20;TEXT([.G85]/[.F85]*100;&quot;##,## CZ&quot;);TEXT([.G85]/[.F85]*100;&quot;##,##&quot;))" office:value-type="string" office:string-value="16,42" calcext:value-type="string">
            <text:p>16,42</text:p>
          </table:table-cell>
          <table:table-cell table:style-name="ce151" table:formula="of:=IF([.H85]/[.F85]*100&gt;15;TEXT([.H85]/[.F85]*100;&quot;##,## CZ&quot;);TEXT([.H85]/[.F85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4]/[.F84]*100)-([.H85]/[.F85]*100)" office:value-type="float" office:value="0.28792589699324" calcext:value-type="float">
            <text:p>0,29</text:p>
          </table:table-cell>
          <table:table-cell table:style-name="ce198" table:formula="of:=SUM([.M83:.M85])" office:value-type="float" office:value="1.03618433742439" calcext:value-type="float">
            <text:p>1,04</text:p>
          </table:table-cell>
          <table:table-cell table:number-columns-repeated="1008"/>
        </table:table-row>
        <table:table-row table:style-name="ro3">
          <table:table-cell table:style-name="ce3" office:value-type="date" office:date-value="2021-12-24" calcext:value-type="date">
            <text:p>24.Ara.21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6]-[.$B$17])*[.$H$5]" office:value-type="float" office:value="748.860000000007" calcext:value-type="float">
            <text:p>748,860</text:p>
          </table:table-cell>
          <table:table-cell table:style-name="ce108" table:formula="of:=([.C86]-[.$C$17])*[.$H$5]" office:value-type="float" office:value="125.16" calcext:value-type="float">
            <text:p>125,160</text:p>
          </table:table-cell>
          <table:table-cell table:style-name="ce108" table:formula="of:=([.D86]-[.$D$17])*[.$H$5]" office:value-type="float" office:value="175.98" calcext:value-type="float">
            <text:p>175,980</text:p>
          </table:table-cell>
          <table:table-cell table:style-name="ce93" table:formula="of:=TEXT([.H86]-[.H85];&quot;#,##k&quot;)" office:value-type="string" office:string-value="k" calcext:value-type="string">
            <text:p>k</text:p>
          </table:table-cell>
          <table:table-cell table:style-name="ce101" table:formula="of:=IF([.G86]/[.F86]*100&gt;20;TEXT([.G86]/[.F86]*100;&quot;##,## CZ&quot;);TEXT([.G86]/[.F86]*100;&quot;##,##&quot;))" office:value-type="string" office:string-value="16,71" calcext:value-type="string">
            <text:p>16,71</text:p>
          </table:table-cell>
          <table:table-cell table:style-name="ce129" table:formula="of:=IF([.H86]/[.F86]*100&gt;15;TEXT([.H86]/[.F86]*100;&quot;##,## CZ&quot;);TEXT([.H86]/[.F86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5]/[.F85]*100)-([.H86]/[.F86]*100)" office:value-type="float" office:value="0.590629502223326" calcext:value-type="float">
            <text:p>0,59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7]-[.$B$17])*[.$H$5]" office:value-type="float" office:value="765.359999999998" calcext:value-type="float">
            <text:p>765,360</text:p>
          </table:table-cell>
          <table:table-cell table:style-name="ce85" table:formula="of:=([.C87]-[.$C$17])*[.$H$5]" office:value-type="float" office:value="126.6" calcext:value-type="float">
            <text:p>126,600</text:p>
          </table:table-cell>
          <table:table-cell table:style-name="ce85" table:formula="of:=([.D87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7]/[.F87]*100&gt;20;TEXT([.G87]/[.F87]*100;&quot;##,## CZ&quot;);TEXT([.G87]/[.F87]*100;&quot;##,##&quot;))" office:value-type="string" office:string-value="16,54" calcext:value-type="string">
            <text:p>16,54</text:p>
          </table:table-cell>
          <table:table-cell table:style-name="ce151" table:formula="of:=IF([.H87]/[.F87]*100&gt;15;TEXT([.H87]/[.F87]*100;&quot;##,## CZ&quot;);TEXT([.H87]/[.F87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6]/[.F86]*100)-([.H87]/[.F87]*100)" office:value-type="float" office:value="0.506618288082358" calcext:value-type="float">
            <text:p>0,51</text:p>
          </table:table-cell>
          <table:table-cell table:style-name="ce198" table:formula="of:=SUM([.M86:.M88])" office:value-type="float" office:value="1.34193797692067" calcext:value-type="float">
            <text:p>1,34</text:p>
          </table:table-cell>
          <table:table-cell table:number-columns-repeated="1008"/>
        </table:table-row>
        <table:table-row table:style-name="ro3">
          <table:table-cell table:style-name="ce3" office:value-type="date" office:date-value="2021-12-25" calcext:value-type="date">
            <text:p>25.Ara.21</text:p>
          </table:table-cell>
          <table:table-cell table:style-name="ce45" office:value-type="float" office:value="1036.003" calcext:value-type="float">
            <text:p>1036,003</text:p>
          </table:table-cell>
          <table:table-cell table:style-name="ce45" office:value-type="float" office:value="70.688" calcext:value-type="float">
            <text:p>70,688</text:p>
          </table:table-cell>
          <table:table-cell table:style-name="ce45" office:value-type="float" office:value="57.469" calcext:value-type="float">
            <text:p>57,469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8]-[.$B$17])*[.$H$5]" office:value-type="float" office:value="774.119999999996" calcext:value-type="float">
            <text:p>774,120</text:p>
          </table:table-cell>
          <table:table-cell table:style-name="ce108" table:formula="of:=([.C88]-[.$C$17])*[.$H$5]" office:value-type="float" office:value="128.88" calcext:value-type="float">
            <text:p>128,880</text:p>
          </table:table-cell>
          <table:table-cell table:style-name="ce108" table:formula="of:=([.D88]-[.$D$17])*[.$H$5]" office:value-type="float" office:value="176.1" calcext:value-type="float">
            <text:p>176,10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5" calcext:value-type="string">
            <text:p>16,65</text:p>
          </table:table-cell>
          <table:table-cell table:style-name="ce129" table:formula="of:=IF([.H88]/[.F88]*100&gt;15;TEXT([.H88]/[.F88]*100;&quot;##,## CZ&quot;);TEXT([.H88]/[.F88]*100;&quot;##,##&quot;))" office:value-type="string" office:string-value="22,75 CZ" calcext:value-type="string">
            <text:p>22,75 CZ</text:p>
          </table:table-cell>
          <table:table-cell office:value-type="time" office:time-value="PT09H15M00S" calcext:value-type="time">
            <text:p>09:15</text:p>
          </table:table-cell>
          <table:table-cell table:style-name="ce175" table:formula="of:=([.H87]/[.F87]*100)-([.H88]/[.F88]*100)" office:value-type="float" office:value="0.244690186614985" calcext:value-type="float">
            <text:p>0,24</text:p>
          </table:table-cell>
          <table:table-cell table:style-name="Default"/>
          <table:table-cell table:number-columns-repeated="1008"/>
        </table:table-row>
        <table:table-row table:style-name="ro3">
          <table:table-cell/>
          <table:table-cell office:value-type="float" office:value="1036.253" calcext:value-type="float">
            <text:p>1036,253</text:p>
          </table:table-cell>
          <table:table-cell office:value-type="float" office:value="70.693" calcext:value-type="float">
            <text:p>70,693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89]-[.$B$17])*[.$H$5]" office:value-type="float" office:value="789.119999999996" calcext:value-type="float">
            <text:p>789,120</text:p>
          </table:table-cell>
          <table:table-cell table:style-name="ce108" table:formula="of:=([.C89]-[.$C$17])*[.$H$5]" office:value-type="float" office:value="129.18" calcext:value-type="float">
            <text:p>129,180</text:p>
          </table:table-cell>
          <table:table-cell table:style-name="ce108" table:formula="of:=([.D8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37" calcext:value-type="string">
            <text:p>16,37</text:p>
          </table:table-cell>
          <table:table-cell table:style-name="ce129" table:formula="of:=IF([.H89]/[.F89]*100&gt;15;TEXT([.H89]/[.F89]*100;&quot;##,## CZ&quot;);TEXT([.H89]/[.F89]*100;&quot;##,##&quot;))" office:value-type="string" office:string-value="22,37 CZ" calcext:value-type="string">
            <text:p>22,37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379189687862219" calcext:value-type="float">
            <text:p>0,38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6.371" calcext:value-type="float">
            <text:p>1036,371</text:p>
          </table:table-cell>
          <table:table-cell table:style-name="ce69" office:value-type="float" office:value="70.721" calcext:value-type="float">
            <text:p>70,7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96.200000000006" calcext:value-type="float">
            <text:p>796,200</text:p>
          </table:table-cell>
          <table:table-cell table:style-name="ce85" table:formula="of:=([.C90]-[.$C$17])*[.$H$5]" office:value-type="float" office:value="130.86" calcext:value-type="float">
            <text:p>130,860</text:p>
          </table:table-cell>
          <table:table-cell table:style-name="ce85" table:formula="of:=([.D9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4" calcext:value-type="string">
            <text:p>16,44</text:p>
          </table:table-cell>
          <table:table-cell table:style-name="ce151" table:formula="of:=IF([.H90]/[.F90]*100&gt;15;TEXT([.H90]/[.F90]*100;&quot;##,## CZ&quot;);TEXT([.H90]/[.F90]*100;&quot;##,##&quot;))" office:value-type="string" office:string-value="22,17 CZ" calcext:value-type="string">
            <text:p>22,17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198912443596413" calcext:value-type="float">
            <text:p>0,20</text:p>
          </table:table-cell>
          <table:table-cell table:style-name="ce198" table:formula="of:=SUM([.M88:.M90])" office:value-type="float" office:value="0.822792318073617" calcext:value-type="float">
            <text:p>0,82</text:p>
          </table:table-cell>
          <table:table-cell table:number-columns-repeated="1008"/>
        </table:table-row>
        <table:table-row table:style-name="ro3">
          <table:table-cell office:value-type="date" office:date-value="2021-12-27" calcext:value-type="date">
            <text:p>27.Ara.21</text:p>
          </table:table-cell>
          <table:table-cell office:value-type="float" office:value="1036.499" calcext:value-type="float">
            <text:p>1036,499</text:p>
          </table:table-cell>
          <table:table-cell office:value-type="float" office:value="70.779" calcext:value-type="float">
            <text:p>70,779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1]-[.$B$17])*[.$H$5]" office:value-type="float" office:value="803.880000000001" calcext:value-type="float">
            <text:p>803,880</text:p>
          </table:table-cell>
          <table:table-cell table:style-name="ce108" table:formula="of:=([.C91]-[.$C$17])*[.$H$5]" office:value-type="float" office:value="134.339999999999" calcext:value-type="float">
            <text:p>134,340</text:p>
          </table:table-cell>
          <table:table-cell table:style-name="ce108" table:formula="of:=([.D9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1,96 CZ" calcext:value-type="string">
            <text:p>21,9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0]/[.F90]*100)-([.H91]/[.F91]*100)" office:value-type="float" office:value="0.211807698749865" calcext:value-type="float">
            <text:p>0,21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6.832" calcext:value-type="float">
            <text:p>1036,832</text:p>
          </table:table-cell>
          <table:table-cell table:style-name="ce69" office:value-type="float" office:value="70.838" calcext:value-type="float">
            <text:p>70,838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823.860000000007" calcext:value-type="float">
            <text:p>823,860</text:p>
          </table:table-cell>
          <table:table-cell table:style-name="ce85" table:formula="of:=([.C92]-[.$C$17])*[.$H$5]" office:value-type="float" office:value="137.879999999999" calcext:value-type="float">
            <text:p>137,880</text:p>
          </table:table-cell>
          <table:table-cell table:style-name="ce85" table:formula="of:=([.D92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74" calcext:value-type="string">
            <text:p>16,74</text:p>
          </table:table-cell>
          <table:table-cell table:style-name="ce151" table:formula="of:=IF([.H92]/[.F92]*100&gt;15;TEXT([.H92]/[.F92]*100;&quot;##,## CZ&quot;);TEXT([.H92]/[.F92]*100;&quot;##,##&quot;))" office:value-type="string" office:string-value="21,43 CZ" calcext:value-type="string">
            <text:p>21,4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1]/[.F91]*100)-([.H92]/[.F92]*100)" office:value-type="float" office:value="0.532530836976733" calcext:value-type="float">
            <text:p>0,53</text:p>
          </table:table-cell>
          <table:table-cell table:style-name="ce198" table:formula="of:=SUM([.M91:.M92])" office:value-type="float" office:value="0.744338535726598" calcext:value-type="float">
            <text:p>0,74</text:p>
          </table:table-cell>
          <table:table-cell table:number-columns-repeated="1008"/>
        </table:table-row>
        <table:table-row table:style-name="ro3">
          <table:table-cell office:value-type="date" office:date-value="2021-12-28" calcext:value-type="date">
            <text:p>28.Ara.21</text:p>
          </table:table-cell>
          <table:table-cell office:value-type="float" office:value="1036.968" calcext:value-type="float">
            <text:p>1036,968</text:p>
          </table:table-cell>
          <table:table-cell office:value-type="float" office:value="70.881" calcext:value-type="float">
            <text:p>70,881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3]-[.$B$17])*[.$H$5]" office:value-type="float" office:value="832.020000000005" calcext:value-type="float">
            <text:p>832,020</text:p>
          </table:table-cell>
          <table:table-cell table:style-name="ce108" table:formula="of:=([.C93]-[.$C$17])*[.$H$5]" office:value-type="float" office:value="140.46" calcext:value-type="float">
            <text:p>140,460</text:p>
          </table:table-cell>
          <table:table-cell table:style-name="ce108" table:formula="of:=([.D93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3]/[.F93]*100&gt;20;TEXT([.G93]/[.F93]*100;&quot;##,## CZ&quot;);TEXT([.G93]/[.F93]*100;&quot;##,##&quot;))" office:value-type="string" office:string-value="16,88" calcext:value-type="string">
            <text:p>16,88</text:p>
          </table:table-cell>
          <table:table-cell table:style-name="ce129" table:formula="of:=IF([.H93]/[.F93]*100&gt;15;TEXT([.H93]/[.F93]*100;&quot;##,## CZ&quot;);TEXT([.H93]/[.F93]*100;&quot;##,##&quot;))" office:value-type="string" office:string-value="21,22 CZ" calcext:value-type="string">
            <text:p>21,22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2]/[.F92]*100)-([.H93]/[.F93]*100)" office:value-type="float" office:value="0.210134274084769" calcext:value-type="float">
            <text:p>0,21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7.397" calcext:value-type="float">
            <text:p>1037,397</text:p>
          </table:table-cell>
          <table:table-cell table:style-name="ce69" office:value-type="float" office:value="70.933" calcext:value-type="float">
            <text:p>70,933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4]-[.$B$17])*[.$H$5]" office:value-type="float" office:value="857.759999999996" calcext:value-type="float">
            <text:p>857,760</text:p>
          </table:table-cell>
          <table:table-cell table:style-name="ce85" table:formula="of:=([.C94]-[.$C$17])*[.$H$5]" office:value-type="float" office:value="143.58" calcext:value-type="float">
            <text:p>143,580</text:p>
          </table:table-cell>
          <table:table-cell table:style-name="ce85" table:formula="of:=([.D94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4]/[.F94]*100&gt;20;TEXT([.G94]/[.F94]*100;&quot;##,## CZ&quot;);TEXT([.G94]/[.F94]*100;&quot;##,##&quot;))" office:value-type="string" office:string-value="16,74" calcext:value-type="string">
            <text:p>16,74</text:p>
          </table:table-cell>
          <table:table-cell table:style-name="ce151" table:formula="of:=IF([.H94]/[.F94]*100&gt;15;TEXT([.H94]/[.F94]*100;&quot;##,## CZ&quot;);TEXT([.H94]/[.F94]*100;&quot;##,##&quot;))" office:value-type="string" office:string-value="20,58 CZ" calcext:value-type="string">
            <text:p>20,5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3]/[.F93]*100)-([.H94]/[.F94]*100)" office:value-type="float" office:value="0.636653169535997" calcext:value-type="float">
            <text:p>0,64</text:p>
          </table:table-cell>
          <table:table-cell table:style-name="ce198" table:formula="of:=SUM([.M93:.M94])" office:value-type="float" office:value="0.846787443620766" calcext:value-type="float">
            <text:p>0,85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.21</text:p>
          </table:table-cell>
          <table:table-cell office:value-type="float" office:value="1037.563" calcext:value-type="float">
            <text:p>1037,563</text:p>
          </table:table-cell>
          <table:table-cell office:value-type="float" office:value="70.977" calcext:value-type="float">
            <text:p>70,977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5]-[.$B$17])*[.$H$5]" office:value-type="float" office:value="867.720000000006" calcext:value-type="float">
            <text:p>867,720</text:p>
          </table:table-cell>
          <table:table-cell table:style-name="ce108" table:formula="of:=([.C95]-[.$C$17])*[.$H$5]" office:value-type="float" office:value="146.22" calcext:value-type="float">
            <text:p>146,220</text:p>
          </table:table-cell>
          <table:table-cell table:style-name="ce108" table:formula="of:=([.D95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85" calcext:value-type="string">
            <text:p>16,85</text:p>
          </table:table-cell>
          <table:table-cell table:style-name="ce129" table:formula="of:=IF([.H95]/[.F95]*100&gt;15;TEXT([.H95]/[.F95]*100;&quot;##,## CZ&quot;);TEXT([.H95]/[.F95]*100;&quot;##,##&quot;))" office:value-type="string" office:string-value="20,34 CZ" calcext:value-type="string">
            <text:p>20,34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4]/[.F94]*100)-([.H95]/[.F95]*100)" office:value-type="float" office:value="0.236215210624582" calcext:value-type="float">
            <text:p>0,24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8.102" calcext:value-type="float">
            <text:p>1038,102</text:p>
          </table:table-cell>
          <table:table-cell table:style-name="ce69" office:value-type="float" office:value="71.1" calcext:value-type="float">
            <text:p>71,1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6]-[.$B$17])*[.$H$5]" office:value-type="float" office:value="900.060000000005" calcext:value-type="float">
            <text:p>900,060</text:p>
          </table:table-cell>
          <table:table-cell table:style-name="ce108" table:formula="of:=([.C96]-[.$C$17])*[.$H$5]" office:value-type="float" office:value="153.599999999999" calcext:value-type="float">
            <text:p>153,600</text:p>
          </table:table-cell>
          <table:table-cell table:style-name="ce108" table:formula="of:=([.D96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6]/[.F96]*100&gt;20;TEXT([.G96]/[.F96]*100;&quot;##,## CZ&quot;);TEXT([.G96]/[.F96]*100;&quot;##,##&quot;))" office:value-type="string" office:string-value="17,07" calcext:value-type="string">
            <text:p>17,07</text:p>
          </table:table-cell>
          <table:table-cell table:style-name="ce151" table:formula="of:=IF([.H96]/[.F96]*100&gt;15;TEXT([.H96]/[.F96]*100;&quot;##,## CZ&quot;);TEXT([.H96]/[.F96]*100;&quot;##,##&quot;))" office:value-type="string" office:string-value="19,61 CZ" calcext:value-type="string">
            <text:p>19,6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5]/[.F95]*100)-([.H96]/[.F96]*100)" office:value-type="float" office:value="0.730941912681754" calcext:value-type="float">
            <text:p>0,73</text:p>
          </table:table-cell>
          <table:table-cell table:style-name="ce198" table:formula="of:=SUM([.M95:.M96])" office:value-type="float" office:value="0.967157123306336" calcext:value-type="float">
            <text:p>0,97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.21</text:p>
          </table:table-cell>
          <table:table-cell office:value-type="float" office:value="1038.279" calcext:value-type="float">
            <text:p>1038,279</text:p>
          </table:table-cell>
          <table:table-cell office:value-type="float" office:value="71.164" calcext:value-type="float">
            <text:p>71,164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7]-[.$B$17])*[.$H$5]" office:value-type="float" office:value="910.68" calcext:value-type="float">
            <text:p>910,680</text:p>
          </table:table-cell>
          <table:table-cell table:style-name="ce108" table:formula="of:=([.C97]-[.$C$17])*[.$H$5]" office:value-type="float" office:value="157.44" calcext:value-type="float">
            <text:p>157,440</text:p>
          </table:table-cell>
          <table:table-cell table:style-name="ce108" table:formula="of:=([.D97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7]/[.F97]*100&gt;20;TEXT([.G97]/[.F97]*100;&quot;##,## CZ&quot;);TEXT([.G97]/[.F97]*100;&quot;##,##&quot;))" office:value-type="string" office:string-value="17,29" calcext:value-type="string">
            <text:p>17,29</text:p>
          </table:table-cell>
          <table:table-cell table:style-name="ce129" table:formula="of:=IF([.H97]/[.F97]*100&gt;15;TEXT([.H97]/[.F97]*100;&quot;##,## CZ&quot;);TEXT([.H97]/[.F97]*100;&quot;##,##&quot;))" office:value-type="string" office:string-value="19,38 CZ" calcext:value-type="string">
            <text:p>19,38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6]/[.F96]*100)-([.H97]/[.F97]*100)" office:value-type="float" office:value="0.228707904736655" calcext:value-type="float">
            <text:p>0,23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8.543" calcext:value-type="float">
            <text:p>1038,543</text:p>
          </table:table-cell>
          <table:table-cell table:style-name="ce69" office:value-type="float" office:value="71.239" calcext:value-type="float">
            <text:p>71,239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8]-[.$B$17])*[.$H$5]" office:value-type="float" office:value="926.519999999994" calcext:value-type="float">
            <text:p>926,520</text:p>
          </table:table-cell>
          <table:table-cell table:style-name="ce108" table:formula="of:=([.C98]-[.$C$17])*[.$H$5]" office:value-type="float" office:value="161.94" calcext:value-type="float">
            <text:p>161,940</text:p>
          </table:table-cell>
          <table:table-cell table:style-name="ce108" table:formula="of:=([.D98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8]/[.F98]*100&gt;20;TEXT([.G98]/[.F98]*100;&quot;##,## CZ&quot;);TEXT([.G98]/[.F98]*100;&quot;##,##&quot;))" office:value-type="string" office:string-value="17,48" calcext:value-type="string">
            <text:p>17,48</text:p>
          </table:table-cell>
          <table:table-cell table:style-name="ce151" table:formula="of:=IF([.H98]/[.F98]*100&gt;15;TEXT([.H98]/[.F98]*100;&quot;##,## CZ&quot;);TEXT([.H98]/[.F98]*100;&quot;##,##&quot;))" office:value-type="string" office:string-value="19,05 CZ" calcext:value-type="string">
            <text:p>19,05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7]/[.F97]*100)-([.H98]/[.F98]*100)" office:value-type="float" office:value="0.331381682521194" calcext:value-type="float">
            <text:p>0,33</text:p>
          </table:table-cell>
          <table:table-cell table:style-name="ce198" table:formula="of:=SUM([.M97:.M98])" office:value-type="float" office:value="0.560089587257849" calcext:value-type="float">
            <text:p>0,56</text:p>
          </table:table-cell>
          <table:table-cell table:number-columns-repeated="1008"/>
        </table:table-row>
        <table:table-row table:style-name="ro3">
          <table:table-cell office:value-type="date" office:date-value="2021-12-31" calcext:value-type="date">
            <text:p>31.Ara.21</text:p>
          </table:table-cell>
          <table:table-cell office:value-type="float" office:value="1038.826" calcext:value-type="float">
            <text:p>1038,826</text:p>
          </table:table-cell>
          <table:table-cell office:value-type="float" office:value="71.33" calcext:value-type="float">
            <text:p>71,33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9]-[.$B$17])*[.$H$5]" office:value-type="float" office:value="943.500000000001" calcext:value-type="float">
            <text:p>943,500</text:p>
          </table:table-cell>
          <table:table-cell table:style-name="ce108" table:formula="of:=([.C99]-[.$C$17])*[.$H$5]" office:value-type="float" office:value="167.4" calcext:value-type="float">
            <text:p>167,400</text:p>
          </table:table-cell>
          <table:table-cell table:style-name="ce108" table:formula="of:=([.D9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9]/[.F99]*100&gt;20;TEXT([.G99]/[.F99]*100;&quot;##,## CZ&quot;);TEXT([.G99]/[.F99]*100;&quot;##,##&quot;))" office:value-type="string" office:string-value="17,74" calcext:value-type="string">
            <text:p>17,74</text:p>
          </table:table-cell>
          <table:table-cell table:style-name="ce129" table:formula="of:=IF([.H99]/[.F99]*100&gt;15;TEXT([.H99]/[.F99]*100;&quot;##,## CZ&quot;);TEXT([.H99]/[.F99]*100;&quot;##,##&quot;))" office:value-type="string" office:string-value="18,71 CZ" calcext:value-type="string">
            <text:p>18,71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98]/[.F98]*100)-([.H99]/[.F99]*100)" office:value-type="float" office:value="0.342874274504741" calcext:value-type="float">
            <text:p>0,34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8.994" calcext:value-type="float">
            <text:p>1038,994</text:p>
          </table:table-cell>
          <table:table-cell table:style-name="ce69" office:value-type="float" office:value="71.345" calcext:value-type="float">
            <text:p>71,345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0]-[.$B$17])*[.$H$5]" office:value-type="float" office:value="953.579999999995" calcext:value-type="float">
            <text:p>953,580</text:p>
          </table:table-cell>
          <table:table-cell table:style-name="ce108" table:formula="of:=([.C100]-[.$C$17])*[.$H$5]" office:value-type="float" office:value="168.3" calcext:value-type="float">
            <text:p>168,300</text:p>
          </table:table-cell>
          <table:table-cell table:style-name="ce108" table:formula="of:=([.D10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0]/[.F100]*100&gt;20;TEXT([.G100]/[.F100]*100;&quot;##,## CZ&quot;);TEXT([.G100]/[.F100]*100;&quot;##,##&quot;))" office:value-type="string" office:string-value="17,65" calcext:value-type="string">
            <text:p>17,65</text:p>
          </table:table-cell>
          <table:table-cell table:style-name="ce151" table:formula="of:=IF([.H100]/[.F100]*100&gt;15;TEXT([.H100]/[.F100]*100;&quot;##,## CZ&quot;);TEXT([.H100]/[.F100]*100;&quot;##,##&quot;))" office:value-type="string" office:string-value="18,51 CZ" calcext:value-type="string">
            <text:p>18,5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9]/[.F99]*100)-([.H100]/[.F100]*100)" office:value-type="float" office:value="0.19776772267868" calcext:value-type="float">
            <text:p>0,20</text:p>
          </table:table-cell>
          <table:table-cell table:style-name="ce198" table:formula="of:=SUM([.M99:.M100])" office:value-type="float" office:value="0.540641997183421" calcext:value-type="float">
            <text:p>0,54</text:p>
          </table:table-cell>
          <table:table-cell table:number-columns-repeated="1008"/>
        </table:table-row>
        <table:table-row table:style-name="ro3">
          <table:table-cell office:value-type="date" office:date-value="2022-01-01" calcext:value-type="date">
            <text:p>1.Oca.22</text:p>
          </table:table-cell>
          <table:table-cell office:value-type="float" office:value="1039.213" calcext:value-type="float">
            <text:p>1039,213</text:p>
          </table:table-cell>
          <table:table-cell office:value-type="float" office:value="71.47" calcext:value-type="float">
            <text:p>71,47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101]-[.$B$17])*[.$H$5]" office:value-type="float" office:value="966.719999999998" calcext:value-type="float">
            <text:p>966,720</text:p>
          </table:table-cell>
          <table:table-cell table:style-name="ce108" table:formula="of:=([.C101]-[.$C$17])*[.$H$5]" office:value-type="float" office:value="175.8" calcext:value-type="float">
            <text:p>175,800</text:p>
          </table:table-cell>
          <table:table-cell table:style-name="ce108" table:formula="of:=([.D10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101]/[.F101]*100&gt;20;TEXT([.G101]/[.F101]*100;&quot;##,## CZ&quot;);TEXT([.G101]/[.F101]*100;&quot;##,##&quot;))" office:value-type="string" office:string-value="18,19" calcext:value-type="string">
            <text:p>18,19</text:p>
          </table:table-cell>
          <table:table-cell table:style-name="ce129" table:formula="of:=IF([.H101]/[.F101]*100&gt;15;TEXT([.H101]/[.F101]*100;&quot;##,## CZ&quot;);TEXT([.H101]/[.F101]*100;&quot;##,##&quot;))" office:value-type="string" office:string-value="18,26 CZ" calcext:value-type="string">
            <text:p>18,2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100]/[.F100]*100)-([.H101]/[.F101]*100)" office:value-type="float" office:value="0.251612056071913" calcext:value-type="float">
            <text:p>0,25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45" table:number-columns-repeated="4"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 table:number-columns-repeated="2"/>
          <table:table-cell table:number-columns-repeated="1008"/>
        </table:table-row>
        <table:table-row table:style-name="ro3">
          <table:table-cell table:style-name="ce21" office:value-type="string" calcext:value-type="string">
            <text:p>hedef</text:p>
          </table:table-cell>
          <table:table-cell table:style-name="ce42" office:value-type="float" office:value="1042.75" calcext:value-type="float">
            <text:p>1042,750</text:p>
          </table:table-cell>
          <table:table-cell table:style-name="ce42" office:value-type="float" office:value="72.46" calcext:value-type="float">
            <text:p>72,460</text:p>
          </table:table-cell>
          <table:table-cell table:style-name="ce42" office:value-type="float" office:value="57.476" calcext:value-type="float">
            <text:p>57,476</text:p>
          </table:table-cell>
          <table:table-cell table:style-name="ce42"/>
          <table:table-cell table:style-name="ce61" table:formula="of:=([.B103]-[.$B$17])*[.$H$5]" office:value-type="float" office:value="1178.94" calcext:value-type="float">
            <text:p>1178,940</text:p>
          </table:table-cell>
          <table:table-cell table:style-name="ce61" table:formula="of:=([.C103]-[.$C$17])*[.$H$5]" office:value-type="float" office:value="235.199999999999" calcext:value-type="float">
            <text:p>235,200</text:p>
          </table:table-cell>
          <table:table-cell table:style-name="ce61" table:formula="of:=([.D103]-[.$D$17])*[.$H$5]" office:value-type="float" office:value="176.52" calcext:value-type="float">
            <text:p>176,520</text:p>
          </table:table-cell>
          <table:table-cell table:style-name="ce118"/>
          <table:table-cell table:style-name="ce139" table:formula="of:=IF([.G103]/[.F103]*100&gt;20;TEXT([.G103]/[.F103]*100;&quot;##,## CZ&quot;);TEXT([.G103]/[.F103]*100;&quot;##,##&quot;))" office:value-type="string" office:string-value="19,95" calcext:value-type="string">
            <text:p>19,95</text:p>
          </table:table-cell>
          <table:table-cell table:style-name="ce139" table:formula="of:=IF([.H103]/[.F103]*100&gt;15;TEXT([.H103]/[.F103]*100;&quot;##,## CZ&quot;);TEXT([.H103]/[.F103]*100;&quot;##,##&quot;))" office:value-type="string" office:string-value="14,97" calcext:value-type="string">
            <text:p>14,97</text:p>
          </table:table-cell>
          <table:table-cell/>
          <table:table-cell table:style-name="ce175"/>
          <table:table-cell table:number-columns-repeated="1009"/>
        </table:table-row>
        <table:table-row table:style-name="ro3">
          <table:table-cell table:style-name="ce23" office:value-type="string" calcext:value-type="string">
            <text:p>fatura</text:p>
          </table:table-cell>
          <table:table-cell table:style-name="ce57" office:value-type="float" office:value="1039.129" calcext:value-type="float">
            <text:p>1039,129</text:p>
          </table:table-cell>
          <table:table-cell table:style-name="ce57" office:value-type="float" office:value="71.468" calcext:value-type="float">
            <text:p>71,468</text:p>
          </table:table-cell>
          <table:table-cell table:style-name="ce57" office:value-type="float" office:value="57.476" calcext:value-type="float">
            <text:p>57,476</text:p>
          </table:table-cell>
          <table:table-cell table:style-name="ce57"/>
          <table:table-cell table:style-name="ce92" table:formula="of:=([.B104]-[.$B$17])*[.$H$5]" office:value-type="float" office:value="961.679999999994" calcext:value-type="float">
            <text:p>961,680</text:p>
          </table:table-cell>
          <table:table-cell table:style-name="ce92" table:formula="of:=([.C104]-[.$C$17])*[.$H$5]" office:value-type="float" office:value="175.68" calcext:value-type="float">
            <text:p>175,680</text:p>
          </table:table-cell>
          <table:table-cell table:style-name="ce92" table:formula="of:=([.D104]-[.$D$17])*[.$H$5]" office:value-type="float" office:value="176.52" calcext:value-type="float">
            <text:p>176,520</text:p>
          </table:table-cell>
          <table:table-cell table:style-name="ce146"/>
          <table:table-cell table:style-name="ce157" table:formula="of:=IF([.G104]/[.F104]*100&gt;20;TEXT([.G104]/[.F104]*100;&quot;##,## CZ&quot;);TEXT([.G104]/[.F104]*100;&quot;##,##&quot;))" office:value-type="string" office:string-value="18,27" calcext:value-type="string">
            <text:p>18,27</text:p>
          </table:table-cell>
          <table:table-cell table:style-name="ce189" table:formula="of:=IF([.H104]/[.F104]*100&gt;15;TEXT([.H104]/[.F104]*100;&quot;##,## CZ&quot;);TEXT([.H104]/[.F104]*100;&quot;##,##&quot;))" office:value-type="string" office:string-value="18,36 CZ" calcext:value-type="string">
            <text:p>18,36 CZ</text:p>
          </table:table-cell>
          <table:table-cell table:style-name="ce204"/>
          <table:table-cell table:style-name="ce198" table:formula="of:=([.H17]/[.F17]*100)-([.H104]/[.F104]*100)" office:value-type="float" office:value="85.1305740448492" calcext:value-type="float">
            <text:p>85,13</text:p>
          </table:table-cell>
          <table:table-cell table:style-name="ce198" table:formula="of:=SUM([.M104:.M105])" office:value-type="float" office:value="85.1305740448492" calcext:value-type="float">
            <text:p>85,13</text:p>
          </table:table-cell>
          <table:table-cell table:number-columns-repeated="1008"/>
        </table:table-row>
        <table:table-row table:style-name="ro3">
          <table:table-cell table:style-name="Default" table:number-columns-repeated="14"/>
          <table:table-cell table:number-columns-repeated="1008"/>
        </table:table-row>
        <table:table-row table:style-name="ro3">
          <table:table-cell/>
          <table:table-cell table:style-name="Default" table:number-columns-repeated="10"/>
          <table:table-cell table:style-name="ce207"/>
          <table:table-cell table:style-name="ce177"/>
          <table:table-cell table:style-name="ce198"/>
          <table:table-cell table:number-columns-repeated="1008"/>
        </table:table-row>
        <table:table-row table:style-name="ro3">
          <table:table-cell table:style-name="ce1" office:value-type="string" calcext:value-type="string">
            <text:p>2022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1"/>
        </table:table-row>
        <table:table-row table:style-name="ro3">
          <table:table-cell table:style-name="ce3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08"/>
        </table:table-row>
        <table:table-row table:style-name="ro3">
          <table:table-cell table:style-name="ce3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08"/>
        </table:table-row>
        <table:table-row table:style-name="ro3">
          <table:table-cell table:style-name="ce3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08"/>
        </table:table-row>
        <table:table-row table:style-name="ro3">
          <table:table-cell table:style-name="ce3" office:value-type="date" office:date-value="2021-12-01" calcext:value-type="date">
            <text:p>1.Ara.21</text:p>
          </table:table-cell>
          <table:table-cell table:style-name="ce60" office:value-type="float" office:value="1023.101" calcext:value-type="float">
            <text:p>1023,101</text:p>
          </table:table-cell>
          <table:table-cell table:style-name="ce85" office:value-type="float" office:value="68.54" calcext:value-type="float">
            <text:p>68,540</text:p>
          </table:table-cell>
          <table:table-cell table:style-name="ce86" office:value-type="float" office:value="54.534" calcext:value-type="float">
            <text:p>54,534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table:number-columns-repeated="1008"/>
        </table:table-row>
        <table:table-row table:style-name="ro3">
          <table:table-cell table:style-name="ce21" office:value-type="date" office:date-value="2022-01-01" calcext:value-type="date">
            <text:p>1.Oca.22</text:p>
          </table:table-cell>
          <table:table-cell table:style-name="ce25" office:value-type="float" office:value="1039.129" calcext:value-type="float">
            <text:p>1039,129</text:p>
          </table:table-cell>
          <table:table-cell table:style-name="ce25" office:value-type="float" office:value="71.468" calcext:value-type="float">
            <text:p>71,468</text:p>
          </table:table-cell>
          <table:table-cell table:style-name="ce25" office:value-type="float" office:value="57.476" calcext:value-type="float">
            <text:p>57,476</text:p>
          </table:table-cell>
          <table:table-cell table:style-name="ce25" office:value-type="string" calcext:value-type="string">
            <text:p>k</text:p>
          </table:table-cell>
          <table:table-cell table:style-name="ce96" table:formula="of:=([.B112]-[.B111])*[.$H$5]" office:value-type="float" office:value="961.679999999994" calcext:value-type="float">
            <text:p>961,680</text:p>
          </table:table-cell>
          <table:table-cell table:style-name="ce96" table:formula="of:=([.C112]-[.C111])*[.$H$5]" office:value-type="float" office:value="175.68" calcext:value-type="float">
            <text:p>175,680</text:p>
          </table:table-cell>
          <table:table-cell table:style-name="ce96" table:formula="of:=([.D112]-[.D111])*[.$H$5]" office:value-type="float" office:value="176.52" calcext:value-type="float">
            <text:p>176,520</text:p>
          </table:table-cell>
          <table:table-cell table:style-name="ce147"/>
          <table:table-cell table:style-name="ce129" table:formula="of:=IF([.G112]/[.F112]*100&gt;20;TEXT([.G112]/[.F112]*100;&quot;##,## CZ&quot;);TEXT([.G112]/[.F112]*100;&quot;##,##&quot;))" office:value-type="string" office:string-value="18,27" calcext:value-type="string">
            <text:p>18,27</text:p>
          </table:table-cell>
          <table:table-cell table:style-name="ce129" table:formula="of:=IF([.H112]/[.F112]*100&gt;15;TEXT([.H112]/[.F112]*100;&quot;##,## CZ&quot;);TEXT([.H112]/[.F112]*100;&quot;##,##&quot;))" office:value-type="string" office:string-value="18,36 CZ" calcext:value-type="string">
            <text:p>18,36 CZ</text:p>
          </table:table-cell>
          <table:table-cell table:style-name="ce205"/>
          <table:table-cell table:style-name="ce223"/>
          <table:table-cell table:style-name="ce227"/>
          <table:table-cell table:number-columns-repeated="1008"/>
        </table:table-row>
        <table:table-row table:style-name="ro3">
          <table:table-cell table:style-name="ce21"/>
          <table:table-cell table:style-name="ce108" office:value-type="float" office:value="1039.213" calcext:value-type="float">
            <text:p>1039,213</text:p>
          </table:table-cell>
          <table:table-cell table:style-name="ce108" office:value-type="float" office:value="71.47" calcext:value-type="float">
            <text:p>71,470</text:p>
          </table:table-cell>
          <table:table-cell table:style-name="ce108" office:value-type="float" office:value="57.476" calcext:value-type="float">
            <text:p>57,476</text:p>
          </table:table-cell>
          <table:table-cell table:style-name="ce108" office:value-type="string" calcext:value-type="string">
            <text:p>k</text:p>
          </table:table-cell>
          <table:table-cell table:style-name="ce108" table:formula="of:=([.B113]-[.B112])*[.$H$5]" office:value-type="float" office:value="5.0400000000036" calcext:value-type="float">
            <text:p>5,040</text:p>
          </table:table-cell>
          <table:table-cell table:style-name="ce108" table:formula="of:=([.C113]-[.C112])*[.$H$111]" office:value-type="float" office:value="0.11999999999972" calcext:value-type="float">
            <text:p>,120</text:p>
          </table:table-cell>
          <table:table-cell table:style-name="ce108" table:formula="of:=([.D113]-[.D112])*[.$H$111]" office:value-type="float" office:value="0" calcext:value-type="float">
            <text:p>,000</text:p>
          </table:table-cell>
          <table:table-cell/>
          <table:table-cell table:style-name="ce129" table:formula="of:=IF([.G113]/[.F113]*100&gt;20;TEXT([.G113]/[.F113]*100;&quot;##,## CZ&quot;);TEXT([.G113]/[.F113]*100;&quot;##,##&quot;))" office:value-type="string" office:string-value="2,38" calcext:value-type="string">
            <text:p>2,38</text:p>
          </table:table-cell>
          <table:table-cell table:style-name="ce190" table:formula="of:=IF([.H113]/[.F113]*100&gt;15;TEXT([.H113]/[.F113]*100;&quot;##,## CZ&quot;);TEXT([.H113]/[.F113]*100;&quot;##,##&quot;))">
            <text:p/>
          </table:table-cell>
          <table:table-cell table:style-name="ce187" office:value-type="time" office:time-value="PT09H00M00S" calcext:value-type="time">
            <text:p>09:00</text:p>
          </table:table-cell>
          <table:table-cell table:style-name="ce223"/>
          <table:table-cell table:style-name="ce227"/>
          <table:table-cell table:number-columns-repeated="1008"/>
        </table:table-row>
        <table:table-row table:style-name="ro3">
          <table:table-cell table:style-name="ce26"/>
          <table:table-cell table:style-name="ce66" office:value-type="float" office:value="1039.488" calcext:value-type="float">
            <text:p>1039,488</text:p>
          </table:table-cell>
          <table:table-cell table:style-name="ce66" office:value-type="float" office:value="71.621" calcext:value-type="float">
            <text:p>71,621</text:p>
          </table:table-cell>
          <table:table-cell table:style-name="ce66" office:value-type="float" office:value="57.476" calcext:value-type="float">
            <text:p>57,476</text:p>
          </table:table-cell>
          <table:table-cell table:style-name="ce66" office:value-type="string" calcext:value-type="string">
            <text:p>k</text:p>
          </table:table-cell>
          <table:table-cell table:style-name="ce67" table:formula="of:=([.B114]-[.B113])*[.$H$5]" office:value-type="float" office:value="16.5000000000055" calcext:value-type="float">
            <text:p>16,500</text:p>
          </table:table-cell>
          <table:table-cell table:style-name="ce67" table:formula="of:=([.C114]-[.C113])*[.$H$111]" office:value-type="float" office:value="9.05999999999978" calcext:value-type="float">
            <text:p>9,060</text:p>
          </table:table-cell>
          <table:table-cell table:style-name="ce67" table:formula="of:=([.D114]-[.D113])*[.$H$111]" office:value-type="float" office:value="0" calcext:value-type="float">
            <text:p>,000</text:p>
          </table:table-cell>
          <table:table-cell/>
          <table:table-cell table:style-name="ce129" table:formula="of:=IF([.G114]/[.F114]*100&gt;20;TEXT([.G114]/[.F114]*100;&quot;##,## CZ&quot;);TEXT([.G114]/[.F114]*100;&quot;##,##&quot;))" office:value-type="string" office:string-value="54,91 CZ" calcext:value-type="string">
            <text:p>54,91 CZ</text:p>
          </table:table-cell>
          <table:table-cell table:style-name="ce190" table:formula="of:=IF([.H114]/[.F114]*100&gt;15;TEXT([.H114]/[.F114]*100;&quot;##,## CZ&quot;);TEXT([.H114]/[.F114]*100;&quot;##,##&quot;))">
            <text:p/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223"/>
          <table:table-cell table:style-name="ce227"/>
          <table:table-cell table:number-columns-repeated="1008"/>
        </table:table-row>
        <table:table-row table:style-name="ro3">
          <table:table-cell table:style-name="ce47" office:value-type="date" office:date-value="2022-01-03" calcext:value-type="date">
            <text:p>3.Oca.22</text:p>
          </table:table-cell>
          <table:table-cell table:style-name="ce123" office:value-type="float" office:value="1039.796" calcext:value-type="float">
            <text:p>1039,796</text:p>
          </table:table-cell>
          <table:table-cell table:style-name="ce123" office:value-type="float" office:value="71.75" calcext:value-type="float">
            <text:p>71,750</text:p>
          </table:table-cell>
          <table:table-cell table:style-name="ce123" office:value-type="float" office:value="57.476" calcext:value-type="float">
            <text:p>57,476</text:p>
          </table:table-cell>
          <table:table-cell table:style-name="ce123" office:value-type="string" calcext:value-type="string">
            <text:p>k</text:p>
          </table:table-cell>
          <table:table-cell table:style-name="ce149" table:formula="of:=([.B115]-[.B114])*[.$H$5]" office:value-type="float" office:value="18.4799999999996" calcext:value-type="float">
            <text:p>18,480</text:p>
          </table:table-cell>
          <table:table-cell table:style-name="ce149" table:formula="of:=([.C115]-[.C114])*[.$H$111]" office:value-type="float" office:value="7.74000000000029" calcext:value-type="float">
            <text:p>7,740</text:p>
          </table:table-cell>
          <table:table-cell table:style-name="ce149" table:formula="of:=([.D115]-[.D114])*[.$H$111]" office:value-type="float" office:value="0" calcext:value-type="float">
            <text:p>,000</text:p>
          </table:table-cell>
          <table:table-cell table:style-name="ce194"/>
          <table:table-cell table:style-name="ce151" table:formula="of:=IF([.G115]/[.F115]*100&gt;20;TEXT([.G115]/[.F115]*100;&quot;##,## CZ&quot;);TEXT([.G115]/[.F115]*100;&quot;##,##&quot;))" office:value-type="string" office:string-value="41,88 CZ" calcext:value-type="string">
            <text:p>41,88 CZ</text:p>
          </table:table-cell>
          <table:table-cell table:style-name="ce238" table:formula="of:=IF([.H115]/[.F115]*100&gt;15;TEXT([.H115]/[.F115]*100;&quot;##,## CZ&quot;);TEXT([.H115]/[.F115]*100;&quot;##,##&quot;))">
            <text:p/>
          </table:table-cell>
          <table:table-cell table:style-name="ce184" office:value-type="time" office:time-value="PT57H00M00S" calcext:value-type="time">
            <text:p>09:00</text:p>
          </table:table-cell>
          <table:table-cell table:style-name="ce261"/>
          <table:table-cell table:style-name="ce267"/>
          <table:table-cell table:number-columns-repeated="1008"/>
        </table:table-row>
        <table:table-row table:style-name="ro3">
          <table:table-cell table:style-name="ce31" office:value-type="date" office:date-value="2022-01-04" calcext:value-type="date">
            <text:p>4.Oca.22</text:p>
          </table:table-cell>
          <table:table-cell table:style-name="ce67" office:value-type="float" office:value="1040.227" calcext:value-type="float">
            <text:p>1040,227</text:p>
          </table:table-cell>
          <table:table-cell table:style-name="ce67" office:value-type="float" office:value="71.842" calcext:value-type="float">
            <text:p>71,842</text:p>
          </table:table-cell>
          <table:table-cell table:style-name="ce67" office:value-type="float" office:value="57.493" calcext:value-type="float">
            <text:p>57,493</text:p>
          </table:table-cell>
          <table:table-cell table:style-name="ce67"/>
          <table:table-cell table:style-name="ce67" table:formula="of:=([.B116]-[.B112])*[.$H$5]" office:value-type="float" office:value="65.880000000011" calcext:value-type="float">
            <text:p>65,880</text:p>
          </table:table-cell>
          <table:table-cell table:style-name="ce67" table:formula="of:=([.C116]-[.C112])*[.$H$5]" office:value-type="float" office:value="22.4399999999997" calcext:value-type="float">
            <text:p>22,440</text:p>
          </table:table-cell>
          <table:table-cell table:style-name="ce67" table:formula="of:=([.D116]-[.D112])*[.$H$5]" office:value-type="float" office:value="1.02000000000018" calcext:value-type="float">
            <text:p>1,020</text:p>
          </table:table-cell>
          <table:table-cell/>
          <table:table-cell table:style-name="ce129" table:formula="of:=IF([.G116]/[.F116]*100&gt;20;TEXT([.G116]/[.F116]*100;&quot;##,## CZ&quot;);TEXT([.G116]/[.F116]*100;&quot;##,##&quot;))" office:value-type="string" office:string-value="34,06 CZ" calcext:value-type="string">
            <text:p>34,06 CZ</text:p>
          </table:table-cell>
          <table:table-cell table:style-name="ce190" table:formula="of:=IF([.H116]/[.F116]*100&gt;15;TEXT([.H116]/[.F116]*100;&quot;##,## CZ&quot;);TEXT([.H116]/[.F116]*100;&quot;##,##&quot;))" office:value-type="string" office:string-value="1,55" calcext:value-type="string">
            <text:p>1,55</text:p>
          </table:table-cell>
          <table:table-cell table:style-name="ce187" office:value-type="time" office:time-value="PT09H00M00S" calcext:value-type="time">
            <text:p>09:00</text:p>
          </table:table-cell>
          <table:table-cell table:style-name="ce175"/>
          <table:table-cell table:style-name="ce228"/>
          <table:table-cell table:number-columns-repeated="1008"/>
        </table:table-row>
        <table:table-row table:style-name="ro3">
          <table:table-cell table:style-name="ce14"/>
          <table:table-cell table:style-name="ce69" office:value-type="float" office:value="1040.563" calcext:value-type="float">
            <text:p>1040,563</text:p>
          </table:table-cell>
          <table:table-cell table:style-name="ce69" office:value-type="float" office:value="71.851" calcext:value-type="float">
            <text:p>71,851</text:p>
          </table:table-cell>
          <table:table-cell table:style-name="ce69" office:value-type="float" office:value="57.5" calcext:value-type="float">
            <text:p>57,500</text:p>
          </table:table-cell>
          <table:table-cell table:style-name="ce69"/>
          <table:table-cell table:style-name="ce149" table:formula="of:=([.B117]-[.$B$112])*[.$H$5]" office:value-type="float" office:value="86.0400000000118" calcext:value-type="float">
            <text:p>86,040</text:p>
          </table:table-cell>
          <table:table-cell table:style-name="ce149" table:formula="of:=([.C117]-[.$C$112])*[.$H$5]" office:value-type="float" office:value="22.9799999999997" calcext:value-type="float">
            <text:p>22,980</text:p>
          </table:table-cell>
          <table:table-cell table:style-name="ce149" table:formula="of:=([.D117]-[.$D$112])*[.$H$111]" office:value-type="float" office:value="1.44000000000005" calcext:value-type="float">
            <text:p>1,440</text:p>
          </table:table-cell>
          <table:table-cell table:style-name="ce194"/>
          <table:table-cell table:style-name="ce151" table:formula="of:=IF([.G117]/[.F117]*100&gt;20;TEXT([.G117]/[.F117]*100;&quot;##,## CZ&quot;);TEXT([.G117]/[.F117]*100;&quot;##,##&quot;))" office:value-type="string" office:string-value="26,71 CZ" calcext:value-type="string">
            <text:p>26,71 CZ</text:p>
          </table:table-cell>
          <table:table-cell table:style-name="ce238" table:formula="of:=IF([.H117]/[.F117]*100&gt;15;TEXT([.H117]/[.F117]*100;&quot;##,## CZ&quot;);TEXT([.H117]/[.F117]*100;&quot;##,##&quot;))" office:value-type="string" office:string-value="1,67" calcext:value-type="string">
            <text:p>1,67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262"/>
          <table:table-cell table:style-name="ce199"/>
          <table:table-cell table:number-columns-repeated="1008"/>
        </table:table-row>
        <table:table-row table:style-name="ro3" table:number-rows-repeated="1048458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15" table:default-cell-style-name="ce269"/>
        <table:table-column table:style-name="co16" table:default-cell-style-name="ce269"/>
        <table:table-column table:style-name="co17" table:default-cell-style-name="ce269"/>
        <table:table-column table:style-name="co18" table:default-cell-style-name="ce269"/>
        <table:table-column table:style-name="co19" table:default-cell-style-name="ce269"/>
        <table:table-column table:style-name="co20" table:default-cell-style-name="ce269"/>
        <table:table-column table:style-name="co21" table:default-cell-style-name="ce269"/>
        <table:table-column table:style-name="co20" table:default-cell-style-name="ce269"/>
        <table:table-column table:style-name="co21" table:default-cell-style-name="ce269"/>
        <table:table-column table:style-name="co14" table:number-columns-repeated="1015" table:default-cell-style-name="ce269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71" office:value-type="string" calcext:value-type="string" table:number-columns-spanned="7" table:number-rows-spanned="1">
            <text:p>Role Yazarı</text:p>
          </table:table-cell>
          <table:covered-table-cell table:style-name="ce271"/>
          <table:covered-table-cell table:number-columns-repeated="4" table:style-name="ce274"/>
          <table:covered-table-cell table:style-name="ce276"/>
          <table:table-cell table:style-name="ce276"/>
          <table:table-cell table:number-columns-repeated="1015"/>
        </table:table-row>
        <table:table-row table:style-name="ro2" table:number-rows-repeated="2">
          <table:table-cell/>
          <table:table-cell table:style-name="ce272" table:number-columns-repeated="2"/>
          <table:table-cell table:number-columns-repeated="4"/>
          <table:table-cell table:style-name="ce277" table:number-columns-repeated="2"/>
          <table:table-cell table:number-columns-repeated="1015"/>
        </table:table-row>
        <table:table-row table:style-name="ro2">
          <table:table-cell/>
          <table:table-cell table:style-name="ce273" table:number-columns-repeated="2"/>
          <table:table-cell table:style-name="ce275" table:number-columns-repeated="4"/>
          <table:table-cell table:style-name="ce278" table:number-columns-repeated="2"/>
          <table:table-cell table:number-columns-repeated="1015"/>
        </table:table-row>
        <table:table-row table:style-name="ro2">
          <table:table-cell table:style-name="ce270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70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2-01-04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 style:data-style-name="N2" text:time-value="17:00:26.167505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2-01-04T17:06:20.685650399</dc:date>
    <meta:editing-duration>P1DT10H14M29S</meta:editing-duration>
    <meta:editing-cycles>97</meta:editing-cycles>
    <meta:generator>LibreOffice/7.1.7.2$Linux_X86_64 LibreOffice_project/10$Build-2</meta:generator>
    <meta:print-date>2021-12-09T10:11:04.023758218</meta:print-date>
    <meta:document-statistic meta:table-count="2" meta:cell-count="1268" meta:object-count="4"/>
  </office:meta>
</office:document-meta>
</file>